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en_scrBook">Matthew</text:span> </text:p>
        <text:p text:style-name="TitleMain_scrBook"><text:span text:style-name="span_.tpi_TitleMain_scrBook">Gutnius Matyu i raitim</text:span> </text:p>
        <text:p text:style-name="IntroSectionHead_scrIntroSection_scrBook"><text:span text:style-name="span_.tpi_IntroSectionHead_scrIntroSection_scrBook">Tok i go pas</text:span> </text:p>
        <text:p text:style-name="IntroParagraph_scrIntroSection_scrBook"><text:span text:style-name="span_.tpi_IntroParagraph_scrIntroSection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border_scrBook"> </text:p>
        <text:p text:style-name="ChapterHead_scrSection_scrBook"><text:span text:style-name="span_.tpi_ChapterHead_scrSection_scrBook">Jisas i kamap long graun</text:span> </text:p>
        <text:p text:style-name="SectionHead_scrSection_scrBook"><text:span text:style-name="span_.tpi_SectionHead_scrSection_scrBook">Nem bilong ol lain tumbuna bilong Jisas Krais</text:span> </text:p>
        <text:p text:style-name="ChapterNumber1"><text:span text:style-name="ChapterNumber_Paragraph1_scrSection_scrBook">1</text:span> <text:span text:style-name="VerseNumber1_.tpi_Paragraph1_scrSection_scrBook">1</text:span> <text:span text:style-name="span_.tpi_Paragraph1_scrSection_scrBook">Dispela †  em i tok long ol lain tumbuna bilong Jisas Krais. Jisas em i bilong lain bilong Devit na Devit em i bilong lain bilong Abraham. replace text here</text:span> </text:p>
        <text:p text:style-name="SectionHead_scrSection_scrSection_scrBook"><text:span text:style-name="span_.tpi_SectionHead_scrSection_scrSection_scrBook">Josep wantaim meri na pikinini i go long Isip</text:span> </text:p>
        <text:p text:style-name="Paragraph_scrSection_scrSection_scrBook"><text:span text:style-name="VerseNumber_Paragraph_scrSection_scrSection_scrBook">13</text:span> <text:span text:style-name="span_.tpi_Paragraph_scrSection_scrSection_scrBook">Ol saveman i go pinis, na ensel bilong Bikpela i kamap long Josep long driman. Ensel i tok olsem, “Yu kirap na kisim pikinini wantaim mama bilong en, na yu ranawe i go long Isip.</text:span> <text:span text:style-name="a_scrFootnoteMarker_Paragraph_scrSection_scrSection_scrBook"><text:reference-ref text:reference-format="text" text:ref-name="f06c1ac15-935c-4ff4-99f9-257a5372c48a">c</text:reference-ref></text:span><text:span text:style-name="span_.tpi_Paragraph_scrSection_scrSection_scrBook">Na yu mas i stap long Isip inap long taim mi givim tok gen long yu, long wanem, Herot i laik painim pikinini na kilim em i dai.” </text:span><text:span text:style-name="VerseNumber_Paragraph_scrSection_scrSection_scrBook">14</text:span> <text:span text:style-name="span_.tpi_Paragraph_scrSection_scrSection_scrBook">Orait Josep i kirap na i kisim pikinini wantaim mama bilong en long nait yet, na em i bringim ol i go long Isip. </text:span><text:span text:style-name="VerseNumber_Paragraph_scrSection_scrSection_scrBook">15</text:span> <text:span text:style-name="span_.tpi_Paragraph_scrSection_scrSection_scrBook">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scrSection_scrSection_scrBook"><text:span><text:reference-mark text:name="f06c1ac15-935c-4ff4-99f9-257a5372c48a"/>c</text:span> <text:span text:style-name="span_.tpi_NoteGeneralParagraph_scrSection_scrSection_scrBook">footnotem long hia</text:span> </text:p>
        <text:p text:style-name="border_scrBook"> </text:p>
        <text:section text:style-name="Sect_scrBook" text:name="Sect_scrBook">
          <text:p text:style-name="scrBook_scrBook"><text:span text:style-name="scrBookName_.en_scrBook_scrBook">Mark</text:span> </text:p>
          <text:p text:style-name="TitleMain_scrBook_scrBook"><text:span text:style-name="span_.tpi_TitleMain_scrBook_scrBook">MARK key MARK</text:span> </text:p>
          <text:p text:style-name="IntroSectionHead_scrIntroSection_scrBook_scrBook"><text:span text:style-name="span_.tpi_IntroSectionHead_scrIntroSection_scrBook_scrBook">Tok i go pas</text:span> </text:p>
          <text:p text:style-name="IntroParagraph_scrIntroSection_scrBook_scrBook"><text:span text:style-name="span_.tpi_IntroParagraph_scrIntroSection_scrBook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border_scrBook_scrBook"> </text:p>
          <text:p text:style-name="ChapterHead_scrSection_scrBook_scrBook"><text:span text:style-name="span_.tpi_ChapterHead_scrSection_scrBook_scrBook">Jisas i kamap long graun</text:span> </text:p>
          <text:p text:style-name="SectionHead_scrSection_scrBook_scrBook"><text:span text:style-name="span_.tpi_SectionHead_scrSection_scrBook_scrBook">Nem bilong ol lain tumbuna bilong Jisas Krais</text:span> </text:p>
          <text:p text:style-name="ChapterNumber1"><text:span text:style-name="ChapterNumber_Paragraph1_scrSection_scrBook_scrBook">1</text:span> <text:span text:style-name="VerseNumber1_.tpi_Paragraph1_scrSection_scrBook_scrBook">1</text:span> <text:span text:style-name="span_.tpi_Paragraph1_scrSection_scrBook_scrBook">Dispela †  em i tok long ol lain tumbuna bilong Jisas Krais. Jisas em i bilong lain bilong Devit na Devit em i bilong lain bilong Abraham. replace text here</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FootnoteMarker_Paragraph_scrSection_scrSection_scrBook" style:family="paragraph" style:parent-style-name="Paragraph_scrSection_scrSection_scrBook"/>
    <style:style xmlns:style="urn:oasis:names:tc:opendocument:xmlns:style:1.0" style:name="scrFootnoteMarker_Paragraph_scrSection_scrSection_scrBook" style:family="text" style:parent-style-name="Paragraph_scrSection_scrSection_scrBook"/>
    <style:style xmlns:style="urn:oasis:names:tc:opendocument:xmlns:style:1.0" style:name="scrFootnoteMarker_NoteGeneralParagraph_scrSection_scrSection_scrBook" style:family="text" style:parent-style-name="NoteGeneralParagraph_scrSection_scrSection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margin-left="0.25in" fo:margin-right="0in" fo:text-indent="-0.25in" style:auto-text-indent="false"/>
      <style:text-properties fo:font-style="italic" text:display="prince-footnote"/>
    </style:style>
    <style:style style:name="ChapterHead_scrSection_scrBook" style:family="paragraph" style:parent-style-name="scrSection_scrBook">
      <style:paragraph-properties fo:padding-top="21pt" fo:border-bottom="0.5pt solid #ffffff" fo:border-top="0.5pt solid #ffffff" fo:border-left="0.5pt solid #ffffff" fo:border-right="0.5pt solid #ffffff" fo:padding-bottom="21pt"/>
    </style:style>
    <style:style xmlns:style="urn:oasis:names:tc:opendocument:xmlns:style:1.0" style:name="ChapterHead_scrSection_scrBook_scrBook" style:family="paragraph" style:parent-style-name="scrSection_scrBook_scrBook">
      <style:paragraph-properties xmlns:fo="urn:oasis:names:tc:opendocument:xmlns:xsl-fo-compatible:1.0" fo:padding-top="21pt" fo:border-bottom="0.5pt solid #ffffff" fo:border-top="0.5pt solid #ffffff" fo:border-left="0.5pt solid #ffffff" fo:border-right="0.5pt solid #ffffff" fo:padding-bottom="21pt"/>
    </style:style>
    <style:style xmlns:style="urn:oasis:names:tc:opendocument:xmlns:style:1.0" style:name="ChapterHead" style:family="paragraph" style:parent-style-name="none">
      <style:paragraph-properties xmlns:fo="urn:oasis:names:tc:opendocument:xmlns:xsl-fo-compatible:1.0" fo:padding-top="21pt" fo:border-bottom="0.5pt solid #ffffff" fo:border-top="0.5pt solid #ffffff" fo:border-left="0.5pt solid #ffffff" fo:border-right="0.5pt solid #ffffff" fo:padding-bottom="21pt"/>
    </style:style>
    <style:style xmlns:style="urn:oasis:names:tc:opendocument:xmlns:style:1.0" style:name="ChapterNumber_Paragraph1_scrSection_scrBook" style:family="text" style:parent-style-name="Paragraph1_scrSection_scrBook">
      <style:text-properties xmlns:fo="urn:oasis:names:tc:opendocument:xmlns:xsl-fo-compatible:1.0" fo:font-weight="700" style:font-weight-complex="bolder"/>
    </style:style>
    <style:style xmlns:style="urn:oasis:names:tc:opendocument:xmlns:style:1.0" style:name="ChapterNumber1" style:family="paragraph" style:parent-style-name="Paragraph_scrSection_scrBook">
      <style:paragraph-properties>
        <style:drop-cap style:distance="0.20cm" style:length="1"/>
      </style:paragraph-properties>
    </style:style>
    <style:style xmlns:style="urn:oasis:names:tc:opendocument:xmlns:style:1.0" style:name="ChapterNumber_Paragraph1_scrSection_scrBook_scrBook" style:family="text" style:parent-style-name="Paragraph1_scrSection_scrBook_scrBook">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Footnote anchor" style:family="text" style:parent-style-name="none">
      <style:text-properties fo:font-style="Italic"/>
    </style:styl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IntroListItem1" style:family="paragraph" style:parent-style-name="none">
      <style:paragraph-properties fo:text-indent="-18pt" fo:margin-left="36pt"/>
    </style:style>
    <style:style style:name="IntroParagraph_scrIntroSection_scrBook" style:family="paragraph" style:parent-style-name="scrIntroSection_scrBook">
      <style:paragraph-properties fo:text-indent=".2in" fo:margin-left="0pt"/>
    </style:style>
    <style:style xmlns:style="urn:oasis:names:tc:opendocument:xmlns:style:1.0" style:name="IntroParagraph_scrIntroSection_scrBook_scrBook" style:family="paragraph" style:parent-style-name="scrIntroSection_scrBook_scrBook">
      <style:paragraph-properties xmlns:fo="urn:oasis:names:tc:opendocument:xmlns:xsl-fo-compatible:1.0" fo:text-indent=".2in" fo:margin-left="0pt"/>
    </style:style>
    <style:style xmlns:style="urn:oasis:names:tc:opendocument:xmlns:style:1.0" style:name="IntroParagraph" style:family="paragraph" style:parent-style-name="none">
      <style:paragraph-properties xmlns:fo="urn:oasis:names:tc:opendocument:xmlns:xsl-fo-compatible:1.0" fo:text-indent=".2in" fo:margin-left="0pt"/>
    </style:style>
    <style:style style:name="IntroSectionHead_scrIntroSection_scrBook" style:family="paragraph" style:parent-style-name="scrIntroSection_scrBook">
      <style:paragraph-properties fo:text-align="left" fo:text-indent="0pt" fo:margin-left="0pt" fo:margin-top="3pt" fo:margin-bottom="3pt"/>
      <style:text-properties fo:font-weight="700" style:font-weight-complex="700" fo:font-style="normal"/>
    </style:style>
    <style:style xmlns:style="urn:oasis:names:tc:opendocument:xmlns:style:1.0" style:name="IntroSectionHead_scrIntroSection_scrBook_scrBook" style:family="paragraph" style:parent-style-name="scrIntroSection_scrBook_scrBook">
      <style:paragraph-properties xmlns:fo="urn:oasis:names:tc:opendocument:xmlns:xsl-fo-compatible:1.0" fo:text-align="left" fo:text-indent="0pt" fo:margin-left="0pt" fo:margin-top="3pt" fo:margin-bottom="3pt"/>
      <style:text-properties xmlns:fo="urn:oasis:names:tc:opendocument:xmlns:xsl-fo-compatible:1.0"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text-align="left" fo:text-indent="0pt" fo:margin-left="0pt" fo:margin-top="3pt" fo:margin-bottom="3pt"/>
      <style:text-properties xmlns:fo="urn:oasis:names:tc:opendocument:xmlns:xsl-fo-compatible:1.0" fo:font-weight="700" style:font-weight-complex="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NoteGeneralParagraph_scrSection_scrSection_scrBook" style:family="paragraph" style:parent-style-name="scrSection_scrSection_scrBook">
      <style:paragraph-properties fo:text-indent="-0.25in" fo:margin-left="0.25in" fo:margin-right="0in" style:auto-text-indent="false"/>
      <style:text-properties text:display="prince-footnote"/>
    </style:style>
    <style:style xmlns:style="urn:oasis:names:tc:opendocument:xmlns:style:1.0" style:name="NoteGeneralParagraph_scrSection_scrSection_scrBook" style:family="text" style:parent-style-name="scrSection_scrSection_scrBook">
      <style:paragraph-properties xmlns:fo="urn:oasis:names:tc:opendocument:xmlns:xsl-fo-compatible:1.0" fo:text-indent="-0.25in" fo:margin-left="0.25in" fo:margin-right="0in" style:auto-text-indent="false"/>
      <style:text-properties xmlns:text="urn:oasis:names:tc:opendocument:xmlns:text:1.0"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style:style>
    <style:style style:name="Footnote anchor" style:family="text" style:parent-style-name="none">
      <style:text-properties fo:color="#800080" style:text-position="super" fo:font-size="100%" style:font-size-complex="100%"/>
    </style:style>
    <style:style style:name="Paragraph_scrSection_scrSection_scrBook" style:family="paragraph" style:parent-style-name="scrSection_scrSection_scrBook">
      <style:paragraph-properties fo:text-indent="12pt" fo:margin-left="0pt"/>
    </style:style>
    <style:style xmlns:style="urn:oasis:names:tc:opendocument:xmlns:style:1.0" style:name="Paragraph" style:family="paragraph" style:parent-style-name="none">
      <style:paragraph-properties xmlns:fo="urn:oasis:names:tc:opendocument:xmlns:xsl-fo-compatible:1.0" fo:text-indent="12pt" fo:margin-left="0pt"/>
    </style:style>
    <style:style style:name="ParagraphContinuation" style:family="paragraph" style:parent-style-name="none">
      <style:paragraph-properties fo:text-indent="0pt" fo:margin-left="0pt"/>
    </style:style>
    <style:style style:name="Paragraph1_scrSection_scrBook" style:family="paragraph" style:parent-style-name="scrSection_scrBook">
      <style:paragraph-properties fo:margin-left="0pt"/>
    </style:style>
    <style:style xmlns:style="urn:oasis:names:tc:opendocument:xmlns:style:1.0" style:name="Paragraph1_scrSection_scrBook_scrBook" style:family="paragraph" style:parent-style-name="scrSection_scrBook_scrBook">
      <style:paragraph-properties xmlns:fo="urn:oasis:names:tc:opendocument:xmlns:xsl-fo-compatible:1.0" fo:margin-left="0pt"/>
    </style:style>
    <style:style xmlns:style="urn:oasis:names:tc:opendocument:xmlns:style:1.0" style:name="Paragraph1" style:family="paragraph" style:parent-style-name="none">
      <style:paragraph-properties xmlns:fo="urn:oasis:names:tc:opendocument:xmlns:xsl-fo-compatible:1.0"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_scrBook" style:family="paragraph" style:parent-style-name="scrBook"/>
    <style:style xmlns:style="urn:oasis:names:tc:opendocument:xmlns:style:1.0" style:name="scrBook" style:family="paragraph" style:parent-style-name="none"/>
    <style:style style:name="scrBookCode" style:family="paragraph" style:parent-style-name="none">
      <style:text-properties text:display="true"/>
    </style:style>
    <style:style xmlns:style="urn:oasis:names:tc:opendocument:xmlns:style:1.0" style:name="scrBookName_.en_scrBook" style:family="text" style:parent-style-name="scrBook">
      <style:text-properties xmlns:fo="urn:oasis:names:tc:opendocument:xmlns:xsl-fo-compatible:1.0" xmlns:text="urn:oasis:names:tc:opendocument:xmlns:text:1.0" text:display="true" fo:language="en" fo:country="US"/>
    </style:style>
    <style:style xmlns:style="urn:oasis:names:tc:opendocument:xmlns:style:1.0" style:name="scrBookName_.en_scrBook_scrBook" style:family="text" style:parent-style-name="scrBook_scrBook">
      <style:text-properties xmlns:text="urn:oasis:names:tc:opendocument:xmlns:text:1.0" xmlns:fo="urn:oasis:names:tc:opendocument:xmlns:xsl-fo-compatible:1.0" text:display="true" fo:language="en" fo:country="US"/>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_scrBook_scrBook" style:family="paragraph" style:parent-style-name="scrBook_scrBook">
      <style:paragraph-properties xmlns:fo="urn:oasis:names:tc:opendocument:xmlns:xsl-fo-compatible:1.0"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scrBook" style:family="paragraph" style:parent-style-name="scrBook">
      <style:paragraph-properties fo:text-align="left"/>
    </style:style>
    <style:style xmlns:style="urn:oasis:names:tc:opendocument:xmlns:style:1.0" style:name="scrSection_scrSection_scrBook" style:family="paragraph" style:parent-style-name="scrSection_scrBook">
      <style:paragraph-properties xmlns:fo="urn:oasis:names:tc:opendocument:xmlns:xsl-fo-compatible:1.0" fo:text-align="left"/>
    </style:style>
    <style:style xmlns:style="urn:oasis:names:tc:opendocument:xmlns:style:1.0" style:name="scrSection_scrBook_scrBook" style:family="paragraph" style:parent-style-name="scrBook_scrBook">
      <style:paragraph-properties xmlns:fo="urn:oasis:names:tc:opendocument:xmlns:xsl-fo-compatible:1.0"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scrBook" style:family="paragraph" style:parent-style-name="scrSection_scrBook">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ectionHead_scrSection_scrSection_scrBook" style:family="paragraph" style:parent-style-name="scrSection_scrSection_scrBook">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xmlns:style="urn:oasis:names:tc:opendocument:xmlns:style:1.0" style:name="SectionHead_scrSection_scrBook_scrBook" style:family="paragraph" style:parent-style-name="scrSection_scrBook_scrBook">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ctionHeadMinor" style:family="paragraph" style:parent-style-name="none">
      <style:paragraph-properties fo:text-align="center" fo:text-indent="0pt" fo:margin-left="0pt" fo:margin-top="8pt"/>
      <style:text-properties fo:font-weight="700" style:font-weight-complex="700" fo:font-style="normal"/>
    </style:style>
    <style:style style:name="SeeInGlossary" style:family="paragraph" style:parent-style-name="none">
      <style:text-properties fo:color="#0000ff"/>
    </style:style>
    <style:style xmlns:style="urn:oasis:names:tc:opendocument:xmlns:style:1.0" style:name="span_.tpi_TitleMain_scrBook" style:family="text" style:parent-style-name="TitleMain_scrBook">
      <style:text-properties xmlns:fo="urn:oasis:names:tc:opendocument:xmlns:xsl-fo-compatible:1.0" fo:language="none" fo:country="none"/>
    </style:style>
    <style:style xmlns:style="urn:oasis:names:tc:opendocument:xmlns:style:1.0" style:name="span_.tpi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tpi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tpi_ChapterHead_scrSection_scrBook" style:family="text" style:parent-style-name="ChapterHead_scrSection_scrBook">
      <style:text-properties xmlns:fo="urn:oasis:names:tc:opendocument:xmlns:xsl-fo-compatible:1.0" fo:language="none" fo:country="none"/>
    </style:style>
    <style:style xmlns:style="urn:oasis:names:tc:opendocument:xmlns:style:1.0" style:name="span_.tpi_SectionHead_scrSection_scrBook" style:family="text" style:parent-style-name="SectionHead_scrSection_scrBook">
      <style:text-properties xmlns:fo="urn:oasis:names:tc:opendocument:xmlns:xsl-fo-compatible:1.0" fo:language="none" fo:country="none"/>
    </style:style>
    <style:style xmlns:style="urn:oasis:names:tc:opendocument:xmlns:style:1.0" style:name="span_.tpi_Paragraph1_scrSection_scrBook" style:family="text" style:parent-style-name="Paragraph1_scrSection_scrBook">
      <style:text-properties xmlns:fo="urn:oasis:names:tc:opendocument:xmlns:xsl-fo-compatible:1.0" fo:language="none" fo:country="none"/>
    </style:style>
    <style:style xmlns:style="urn:oasis:names:tc:opendocument:xmlns:style:1.0" style:name="span_.tpi_SectionHead_scrSection_scrSection_scrBook" style:family="text" style:parent-style-name="SectionHead_scrSection_scrSection_scrBook">
      <style:text-properties xmlns:fo="urn:oasis:names:tc:opendocument:xmlns:xsl-fo-compatible:1.0" fo:language="none" fo:country="none"/>
    </style:style>
    <style:style xmlns:style="urn:oasis:names:tc:opendocument:xmlns:style:1.0" style:name="span_.tpi_Paragraph_scrSection_scrSection_scrBook" style:family="text" style:parent-style-name="Paragraph_scrSection_scrSection_scrBook">
      <style:text-properties xmlns:fo="urn:oasis:names:tc:opendocument:xmlns:xsl-fo-compatible:1.0" fo:language="none" fo:country="none"/>
    </style:style>
    <style:style xmlns:style="urn:oasis:names:tc:opendocument:xmlns:style:1.0" style:name="span_.tpi_NoteGeneralParagraph_scrSection_scrSection_scrBook" style:family="text" style:parent-style-name="NoteGeneralParagraph_scrSection_scrSection_scrBook">
      <style:text-properties xmlns:fo="urn:oasis:names:tc:opendocument:xmlns:xsl-fo-compatible:1.0" fo:language="none" fo:country="none"/>
    </style:style>
    <style:style xmlns:style="urn:oasis:names:tc:opendocument:xmlns:style:1.0" style:name="span_.tpi_TitleMain_scrBook_scrBook" style:family="text" style:parent-style-name="TitleMain_scrBook_scrBook">
      <style:text-properties xmlns:fo="urn:oasis:names:tc:opendocument:xmlns:xsl-fo-compatible:1.0" fo:language="none" fo:country="none"/>
    </style:style>
    <style:style xmlns:style="urn:oasis:names:tc:opendocument:xmlns:style:1.0" style:name="span_.tpi_IntroSectionHead_scrIntroSection_scrBook_scrBook" style:family="text" style:parent-style-name="IntroSectionHead_scrIntroSection_scrBook_scrBook">
      <style:text-properties xmlns:fo="urn:oasis:names:tc:opendocument:xmlns:xsl-fo-compatible:1.0" fo:language="none" fo:country="none"/>
    </style:style>
    <style:style xmlns:style="urn:oasis:names:tc:opendocument:xmlns:style:1.0" style:name="span_.tpi_IntroParagraph_scrIntroSection_scrBook_scrBook" style:family="text" style:parent-style-name="IntroParagraph_scrIntroSection_scrBook_scrBook">
      <style:text-properties xmlns:fo="urn:oasis:names:tc:opendocument:xmlns:xsl-fo-compatible:1.0" fo:language="none" fo:country="none"/>
    </style:style>
    <style:style xmlns:style="urn:oasis:names:tc:opendocument:xmlns:style:1.0" style:name="span_.tpi_ChapterHead_scrSection_scrBook_scrBook" style:family="text" style:parent-style-name="ChapterHead_scrSection_scrBook_scrBook">
      <style:text-properties xmlns:fo="urn:oasis:names:tc:opendocument:xmlns:xsl-fo-compatible:1.0" fo:language="none" fo:country="none"/>
    </style:style>
    <style:style xmlns:style="urn:oasis:names:tc:opendocument:xmlns:style:1.0" style:name="span_.tpi_SectionHead_scrSection_scrBook_scrBook" style:family="text" style:parent-style-name="SectionHead_scrSection_scrBook_scrBook">
      <style:text-properties xmlns:fo="urn:oasis:names:tc:opendocument:xmlns:xsl-fo-compatible:1.0" fo:language="none" fo:country="none"/>
    </style:style>
    <style:style xmlns:style="urn:oasis:names:tc:opendocument:xmlns:style:1.0" style:name="span_.tpi_Paragraph1_scrSection_scrBook_scrBook" style:family="text" style:parent-style-name="Paragraph1_scrSection_scrBook_scrBook">
      <style:text-properties xmlns:fo="urn:oasis:names:tc:opendocument:xmlns:xsl-fo-compatible:1.0" fo:language="none" fo:country="none"/>
    </style:style>
    <style:style xmlns:style="urn:oasis:names:tc:opendocument:xmlns:style:1.0" style:name="span" style:family="paragraph" style:parent-style-name="none"/>
    <style:style style:name="StanzaBreak" style:family="paragraph" style:parent-style-name="none">
      <style:paragraph-properties fo:text-indent="0pt" fo:margin-left="0pt"/>
    </style:styl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Main_scrBook_scrBook" style:family="paragraph" style:parent-style-name="scrBook_scrBook">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size="18pt" style:font-size-complex="18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size="18pt" style:font-size-complex="18pt" fo:font-weight="700" style:font-weight-complex="700" fo:font-style="normal"/>
    </style:style>
    <style:style style:name="TitleSecondary" style:family="paragraph" style:parent-style-name="none">
      <style:text-properties text:display="block"/>
    </style:style>
    <style:style xmlns:style="urn:oasis:names:tc:opendocument:xmlns:style:1.0" style:name="VerseNumber_Paragraph_scrSection_scrSection_scrBook" style:family="text" style:parent-style-name="Paragraph_scrSection_scrSection_scrBook">
      <style:text-properties xmlns:fo="urn:oasis:names:tc:opendocument:xmlns:xsl-fo-compatible:1.0" style:text-position="super" fo:font-size="12pt" style:font-size-complex="100%"/>
    </style:style>
    <style:style xmlns:style="urn:oasis:names:tc:opendocument:xmlns:style:1.0" style:name="VerseNumber" style:family="paragraph" style:parent-style-name="none">
      <style:paragraph-properties xmlns:fo="urn:oasis:names:tc:opendocument:xmlns:xsl-fo-compatible:1.0" fo:text-indent="0pt" fo:margin-left="0pt"/>
      <style:text-properties xmlns:fo="urn:oasis:names:tc:opendocument:xmlns:xsl-fo-compatible:1.0" style:text-position="super" fo:font-size="100%" style:font-size-complex="100%"/>
    </style:style>
    <style:style style:name="VerseNumberInNote" style:family="paragraph" style:parent-style-name="none">
      <style:paragraph-properties fo:text-indent="0pt" fo:margin-left="0pt"/>
      <style:text-properties style:text-position="super" fo:font-size="100%" style:font-size-complex="100%"/>
    </style:style>
    <style:style xmlns:style="urn:oasis:names:tc:opendocument:xmlns:style:1.0" style:name="VerseNumber1_.tpi_Paragraph1_scrSection_scrBook" style:family="text" style:parent-style-name="Paragraph1_scrSection_scrBook">
      <style:text-properties xmlns:fo="urn:oasis:names:tc:opendocument:xmlns:xsl-fo-compatible:1.0" xmlns:text="urn:oasis:names:tc:opendocument:xmlns:text:1.0" text:display="true" fo:language="none" fo:country="none"/>
    </style:style>
    <style:style xmlns:style="urn:oasis:names:tc:opendocument:xmlns:style:1.0" style:name="VerseNumber1_.tpi_Paragraph1_scrSection_scrBook_scrBook" style:family="text" style:parent-style-name="Paragraph1_scrSection_scrBook_scrBook">
      <style:text-properties xmlns:text="urn:oasis:names:tc:opendocument:xmlns:text:1.0" xmlns:fo="urn:oasis:names:tc:opendocument:xmlns:xsl-fo-compatible: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border_scrBook" style:family="paragraph" style:parent-style-name="scrBook">
      <style:paragraph-properties fo:border-top=".5pt solid #808080" fo:text-align="center" fo:margin-left="1in" fo:margin-right="1in" fo:margin-top="9pt" fo:margin-bottom="18pt"/>
    </style:style>
    <style:style xmlns:style="urn:oasis:names:tc:opendocument:xmlns:style:1.0" style:name="border_scrBook_scrBook" style:family="paragraph" style:parent-style-name="scrBook_scrBook">
      <style:paragraph-properties xmlns:fo="urn:oasis:names:tc:opendocument:xmlns:xsl-fo-compatible:1.0" fo:border-top=".5pt solid #808080" fo:text-align="center" fo:margin-left="1in" fo:margin-right="1in" fo:margin-top="9pt" fo:margin-bottom="18pt"/>
    </style:style>
    <style:style xmlns:style="urn:oasis:names:tc:opendocument:xmlns:style:1.0" style:name="border" style:family="paragraph" style:parent-style-name="none">
      <style:paragraph-properties xmlns:fo="urn:oasis:names:tc:opendocument:xmlns:xsl-fo-compatible:1.0"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scrSection_scrBook" style:family="paragraph" style:parent-style-name="scrFootnoteMarker_Paragraph_scrSection_scrSection_scrBook">
      <style:text-properties style:text-underline-style="solid" fo:color="#0000ff"/>
    </style:style>
    <style:style xmlns:style="urn:oasis:names:tc:opendocument:xmlns:style:1.0" style:name="a_scrFootnoteMarker_Paragraph_scrSection_scrSection_scrBook" style:family="text" style:parent-style-name="scrFootnoteMarker_Paragraph_scrSection_scrSection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quot; &quot;,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quot; &quot;,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1-07T06:24:50</meta:creation-date>
    <dc:creator>Trihus</dc:creator>
    <dc:date>2011-01-07T06:24:50</dc:date>
    <meta:editing-cycles>1</meta:editing-cycles>
    <meta:editing-duration>PT2M27S</meta:editing-duration>
    <meta:AssemblyVersion Assembly-Version="OpenOfficeConvert 0.6.14.2280"/>
    <meta:Created-By Created-By="ReSharper 5.0.1659.36"/>
    <meta:user-defined meta:name="Assembly-Version">OpenOfficeConvert 0.6.14.2280</meta:user-defined>
    <meta:user-defined meta:name="Created-By">ReSharper 5.0.1659.36</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google\pathway\Test\PsExport\TestFiles\Output\T9\PartFile1"
Const IsPreview = "False"
Const RunMacroFirstTime = "True"

'Changed On Jan-05-2011 for TD-1786(Output files does not have compete properties settings and format in FLEX.)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ub ShowProcessingDialog123() 
  oDoc = ThisComponent ' needs document 
  oController = oDoc.getCurrentController() 
  oFrame = oController.getFrame() 
  oContainerWindow = oFrame.ContainerWindow 
  oToolkit = oContainerWindow.Toolkit 
  
  ' sub window with sub frame 
  oSubWindow = CreateNewWindow(oToolkit,oContainerWindow, 400,300,260,100) 
  oSubWindow.Title="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260,10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39,50,180,20, com.sun.star.awt.PosSize.POSSIZE ) 
  oContainer.addControl("progressbar",oProgressBar) 
  
  ' label 
  oLabel = CreateUnoService("com.sun.star.awt.UnoControlFixedText") 
  oLabelModel = CreateUnoService("com.sun.star.awt.UnoControlFixedTextModel") 
  oLabelModel.Label = "Macro is updating guidewords ..." 
'  oLabelModel.Color = "red" '-1 
  oLabel.setModel(oLabelModel) 
  oLabel.setPosSize(50,20,180,30,com.sun.star.awt.PosSize.POSSIZE) 
  oContainer.addControl("label",oLabel) 
  
  ' show window 
  oSubWindow.setEnable(False) 
  oSubWindow.setVisible(True) 
  
  ' process something 
  Processing(oDoc) 



  oSubWindow.setVisible(False) 
  oFrame.getFrames().remove(oSubFrame) 
  
  oSubWindow.dispo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